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, 'Lucida Conso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635cm" fo:margin-right="0cm" fo:text-align="justify" style:justify-single-word="false" fo:text-indent="-0.635cm" style:auto-text-indent="false"/>
    </style:style>
    <style:style style:name="P2" style:family="paragraph" style:parent-style-name="Preformatted_20_Text">
      <style:paragraph-properties fo:margin-left="0.635cm" fo:margin-right="0cm" fo:text-align="justify" style:justify-single-word="false" fo:text-indent="-0.635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7" style:family="text">
      <style:text-properties fo:color="#ff0000"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/>
    </style:style>
    <style:style style:name="T8" style:family="text">
      <style:text-properties fo:color="#ff0000" style:font-name="Times New Roman" fo:font-size="12pt" fo:font-weight="bold" style:font-size-asian="12pt" style:font-weight-asian="bold" style:font-name-complex="Times New Roman" style:font-size-complex="12pt"/>
    </style:style>
    <style:style style:name="T9" style:family="text">
      <style:text-properties fo:color="#ff0000" style:font-name="Times New Roman" fo:font-size="12pt" style:font-size-asian="12pt" style:font-name-complex="Times New Roman" style:font-size-complex="12pt"/>
    </style:style>
    <style:style style:name="T10" style:family="text">
      <style:text-properties fo:color="#000000" style:font-name="Times New Roman" fo:font-size="12pt" style:font-size-asian="12pt" style:font-name-complex="Times New Roman" style:font-size-complex="12pt"/>
    </style:style>
    <style:style style:name="T11" style:family="text">
      <style:text-properties fo:color="#000000"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style:font-name="Times New Roman" fo:font-size="12pt" fo:language="en" fo:country="none" fo:font-style="italic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none" fo:font-style="italic" fo:font-weight="bold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owden N., </text:span><text:span text:style-name="T11">Weck, M., Choi, I.S., &amp; Whitesides, G.M.:</text:span><text:span text:style-name="T2"> Molecule-Mimetic Chemistry and Mesoscale Self-Assembly, </text:span><text:span text:style-name="T4">Acc. Chem. Res.</text:span><text:span text:style-name="T2">, Vol. 34, No. 3, (2001). pp 231–238,</text:span></text:p>
      <text:p text:style-name="P1"><text:span text:style-name="T2">Bray S.: Notch signalling: a simple pathway becomes complex, </text:span><text:span text:style-name="T4">Nature Reviews Molecular Cell Biology</text:span><text:span text:style-name="T2"> 7, 678-689 (September 2006)</text:span></text:p>
      <text:p text:style-name="P1"><text:span text:style-name="T2">Butler S.,: </text:span><text:span text:style-name="T3">Erewhon: or, Over the Range, </text:span><text:span text:style-name="T2">Jonathan Cape, (1872). <text:s/></text:span><text:a xlink:type="simple" xlink:href="http://www.gutenberg.org/etext/19060"><text:span text:style-name="Internet_20_link"><text:span text:style-name="T1">http://www.gutenberg.org/etext/19060</text:span></text:span></text:a><text:span text:style-name="T2"> </text:span></text:p>
      <text:p text:style-name="P1"><text:span text:style-name="T2">Cello, J. </text:span><text:span text:style-name="T4">et al</text:span><text:span text:style-name="T2">.: Chemical Synthesis of Poliovirus cDNA: Generation of Infectious Virus in the Absence of Natural Template, </text:span><text:span text:style-name="T4">Science</text:span><text:span text:style-name="T2"> 9 August 2002: Vol. 297. no. 5583, pp. 1016 - 1018</text:span></text:p>
      <text:p text:style-name="P1"><text:span text:style-name="T2">Darwin C.:, </text:span><text:span text:style-name="T4">On the Origin of Species by Means of Natural Selection, or the Preservation of Favoured Races in the Struggle for Life, </text:span><text:span text:style-name="T2">John Murray, (24 November 1859). <text:s/></text:span><text:a xlink:type="simple" xlink:href="http://www.gutenberg.org/etext/21153"><text:span text:style-name="Internet_20_link"><text:span text:style-name="T1">http://www.gutenberg.org/etext/21153</text:span></text:span></text:a><text:span text:style-name="T2"> </text:span></text:p>
      <text:p text:style-name="P1"><text:span text:style-name="T2">Freitas Jr. R. A., R. C. Merkle.: “Kinematic Self-Replicating Machines, Landes Bioscience,” Georgetown, TX, (2004). (</text:span><text:a xlink:type="simple" xlink:href="http://www.MolecularAssembler.com/KSRM.htm"><text:span text:style-name="Internet_20_link"><text:span text:style-name="T1">http://www.MolecularAssembler.com/KSRM.htm)</text:span></text:span></text:a></text:p>
      <text:p text:style-name="P1"><text:span text:style-name="T2">Gardner M., “Mathematical Games,” </text:span><text:span text:style-name="T4">Scientific American</text:span><text:span text:style-name="T2">, (October 1970).</text:span></text:p>
      <text:p text:style-name="P1"><text:span text:style-name="T2">Gibson D., </text:span><text:span text:style-name="T7">John I. Glass,1 Carole Lartigue,1 Vladimir N. Noskov,1 Ray-Yuan Chuang,1 Mikkel A. Algire,1 Gwynedd A. Benders,2 Michael G. Montague,1 Li Ma,1 Monzia M. Moodie,1 Chuck Merryman,1 Sanjay Vashee,1 Radha Krishnakumar,1 Nacyra Assad-Garcia,1 Cynthia Andrews-Pfannkoch,1 Evgeniya A. Denisova,1 Lei Young,1 Zhi-Qing Qi,1 Thomas H. Segall-Shapiro,1 Christopher H. Calvey,1 Prashanth P. Parmar,1 Clyde A. Hutchison, III,2 Hamilton O. Smith,2 J. Craig Venter</text:span><text:span text:style-name="T8">: </text:span><text:span text:style-name="T10">Creation of a Bacterial Cell Controlled by a Chemically Synthesized Genome, </text:span><text:span text:style-name="Emphasis"><text:span text:style-name="T10">Science</text:span></text:span><text:span text:style-name="T10"> 2 July 2010: Vol. 329. no. 5987, pp. 52 - 56</text:span></text:p>
      <text:p text:style-name="P1"><text:span text:style-name="T2">Neumann H., </text:span><text:span text:style-name="T7">Kaihang Wang1,2, Lloyd Davis1, Maria Garcia-Alai1 <text:s/>&amp; <text:s/>Jason W. Chin</text:span><text:span text:style-name="T8">:</text:span><text:span text:style-name="T2"> Encoding multiple unnatural amino acids via evolution of a quadruplet-decoding ribosome, </text:span><text:span text:style-name="T3">Nature</text:span><text:span text:style-name="T2"> </text:span><text:span text:style-name="T5">464</text:span><text:span text:style-name="T2">, (2010) pp. 441-444</text:span></text:p>
      <text:p text:style-name="P1"><text:bookmark-start text:name="CITEREFPesavento19952"/><text:bookmark-start text:name="CITEREFPesavento199511"/><text:span text:style-name="T2">Penrose L., “Mechanics of self-reproduction,” </text:span><text:bookmark-end text:name="CITEREFPesavento19952"/><text:bookmark-end text:name="CITEREFPesavento199511"/><text:span text:style-name="T4">Ann. Human Genetics</text:span><text:span text:style-name="T2">, 23, (1958) pp. 59-72. </text:span><text:a xlink:type="simple" xlink:href="http://vx.netlux.org/lib/mlp01.html"><text:span text:style-name="Internet_20_link"><text:span text:style-name="T1">http://vx.netlux.org/lib/mlp01.html</text:span></text:span></text:a><text:span text:style-name="T2"> </text:span></text:p>
      <text:p text:style-name="P1"><text:span text:style-name="T2">Pesavento U.,: “An implementation of von Neumann's self-reproducing machine,” </text:span><text:span text:style-name="T4">Artificial Life</text:span><text:span text:style-name="T2"> (MIT Press) Vol. 2, No. 4, (1995) pp. 337–354. </text:span><text:a xlink:type="simple" xlink:href="http://tinyurl.com/ydtll5d"><text:span text:style-name="Internet_20_link"><text:span text:style-name="T1">http://tinyurl.com/ydtll5d</text:span></text:span></text:a><text:span text:style-name="T2"> </text:span></text:p>
      <text:p text:style-name="P1"><text:span text:style-name="T2">Sells, E., Zach Smith, Sebastien Bailard, Vik Olliver and Adrian Bowyer“RepRap: The Replicating Rapid Prototyper,” in </text:span><text:span text:style-name="T3">Handbook of Research in Mass Customization and Personalization,</text:span><text:span text:style-name="T2"> Frank Piller and Mitchell Tseng (Eds.), World Scientific, ISBN: 978-981-4280-25-9, (2009).</text:span></text:p>
      <text:p text:style-name="P1"><text:span text:style-name="T2">Shannon C.,: A Mathematical Theory of Communication, </text:span><text:span text:style-name="T4">The Bell Systems Technical Journal</text:span><text:span text:style-name="T2">, Vol. 27, (July - October, 1948), pp. 379–423, 623–656, </text:span><text:a xlink:type="simple" xlink:href="http://tinyurl.com/f4two"><text:span text:style-name="Internet_20_link"><text:span text:style-name="T1">http://tinyurl.com/f4two</text:span></text:span></text:a><text:span text:style-name="T2"> </text:span></text:p>
      <text:p text:style-name="P1"><text:span text:style-name="T2">Stevens W.: PhD thesis, Open University, (2010). </text:span><text:a xlink:type="simple" xlink:href="http://www.srm.org.uk/home.html"><text:span text:style-name="Internet_20_link"><text:span text:style-name="T1">http://www.srm.org.uk/home.html</text:span></text:span></text:a><text:span text:style-name="T2"> </text:span></text:p>
      <text:p text:style-name="P1"><text:span text:style-name="T2">von Neumann J., Collected Works, A. H. Taub (Ed.), Volume 5: </text:span><text:span text:style-name="T4">Design of computers, theory of automata and numerical analysis,</text:span><text:span text:style-name="T2"> </text:span><text:span text:style-name="Emphasis"><text:span text:style-name="T6">Pergamon Press</text:span></text:span><text:span text:style-name="T2">, New York, (1963).</text:span></text:p>
      <text:p text:style-name="P1"><text:span text:style-name="T2">von Neumann J.:, </text:span><text:span text:style-name="T3">Theory of Self-Reproducing Automata, </text:span><text:span text:style-name="T2">A. W.</text:span><text:span text:style-name="T3"> </text:span><text:span text:style-name="T2">Burks (Ed.)</text:span><text:span text:style-name="T3">, </text:span><text:span text:style-name="T2">University of Illinois Press, (1966).</text:span></text:p>
      <text:p text:style-name="P1"><text:span text:style-name="T2">Wade A.: </text:span><text:span text:style-name="T4">Universal Constructor Based Spaceship</text:span><text:span text:style-name="T2">, http://conwaylife.com/forums/viewtopic.php?f=2&amp;t=399&amp;start=0</text:span></text:p>
      <text:p text:style-name="P1"><text:span text:style-name="T2">Wikipedia: </text:span><text:span text:style-name="T4">Conway's Game of Life</text:span><text:span text:style-name="T2">, </text:span><text:a xlink:type="simple" xlink:href="http://en.wikipedia.org/wiki/Conway's_Game_of_Life"><text:span text:style-name="Internet_20_link"><text:span text:style-name="T1">http://en.wikipedia.org/wiki/Conway's_Game_of_Life</text:span></text:span></text:a><text:span text:style-name="T2"> </text:span></text:p>
      <text:p text:style-name="P1"><text:span text:style-name="T2">Wolfram S., </text:span><text:span text:style-name="T4">A New Kind of Science, </text:span><text:span text:style-name="T2">Wolfram Media, Inc., (2002). </text:span><text:a xlink:type="simple" xlink:href="http://en.wikipedia.org/wiki/Special:BookSources/1579550088"><text:span text:style-name="Internet_20_link"><text:span text:style-name="T1">ISBN 1-57955-008-8.</text:span></text:span></text:a></text:p>
      <text:p text:style-name="P1"><text:span text:style-name="T2">Zykov V., </text:span><text:span text:style-name="T7">E Mytilinaios, B Adams, H Lipson</text:span><text:span text:style-name="T8">:</text:span><text:span text:style-name="T9"> </text:span><text:span text:style-name="T2">“Self-reproducing machines,” </text:span><text:span text:style-name="T4">Nature</text:span><text:span text:style-name="T2">, Vol. 435, (2005) p163, </text:span><text:a xlink:type="simple" xlink:href="http://tinyurl.com/ygozg37"><text:span text:style-name="Internet_20_link"><text:span text:style-name="T1">http://tinyurl.com/ygozg37</text:span></text:span></text:a></text:p>
      <text:p text:style-name="P1"><text:span text:style-name="Internet_20_link"><text:span text:style-name="T1"/></text:span></text:p>
      <text:p text:style-name="P1"><text:span text:style-name="Internet_20_link"><text:span text:style-name="T1"/></text:span></text:p>
      <text:p text:style-name="P1"><text:span text:style-name="Internet_20_link"><text:span text:style-name="T1">Permissions</text:span></text:span></text:p>
      <text:p text:style-name="P1"><text:span text:style-name="Internet_20_link"><text:span text:style-name="T1"/></text:span></text:p>
      <text:p text:style-name="P1"><text:span text:style-name="Internet_20_link"><text:span text:style-name="T1">Fig 1 (</text:span></text:span><text:span text:style-name="Internet_20_link"><text:span text:style-name="T2">Pesavento): </text:span></text:span><text:span text:style-name="Internet_20_link"><text:span text:style-name="T13">I grant anyone the right to use this work </text:span></text:span><text:span text:style-name="Internet_20_link"><text:span text:style-name="T14">for any purpose</text:span></text:span><text:span text:style-name="Internet_20_link"><text:span text:style-name="T13">, without any conditions, unless such conditions are required by law. (Wikipedia)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13">Fig 2: (Stevens) – asked for.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13">Figure 3 (Penrose) – asked for.</text:span></text:span></text:p>
      <text:p text:style-name="P1"><text:soft-page-break/><text:span text:style-name="Internet_20_link"><text:span text:style-name="T13">Fig 4 – (Lipson) – asked for.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13">Fig 5 (Gershenfeld) – given to me in response to a request for a picture for inclusion; so permission is implicit, I think.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13">Fig 6 (RepRap) – my picture.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13">Fig 7 (Whitesides) – asked for.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, 'Lucida Conso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rian Bowyer</meta:initial-creator>
    <meta:creation-date>2010-08-23T13:26:43</meta:creation-date>
    <dc:date>2010-08-23T14:18:43</dc:date>
    <dc:creator>Adrian Bowyer</dc:creator>
    <meta:editing-duration>PT00H49M10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28" meta:word-count="518" meta:character-count="3722"/>
  </office:meta>
</office:document-meta>
</file>